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family-generic="system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911cm" fo:margin-left="0cm" table:align="left"/>
    </style:style>
    <style:style style:name="Таблица1.A" style:family="table-column">
      <style:table-column-properties style:column-width="0.697cm"/>
    </style:style>
    <style:style style:name="Таблица1.B" style:family="table-column">
      <style:table-column-properties style:column-width="1.633cm"/>
    </style:style>
    <style:style style:name="Таблица1.C" style:family="table-column">
      <style:table-column-properties style:column-width="0.961cm"/>
    </style:style>
    <style:style style:name="Таблица1.D" style:family="table-column">
      <style:table-column-properties style:column-width="1.566cm"/>
    </style:style>
    <style:style style:name="Таблица1.E" style:family="table-column">
      <style:table-column-properties style:column-width="4.098cm"/>
    </style:style>
    <style:style style:name="Таблица1.F" style:family="table-column">
      <style:table-column-properties style:column-width="5.115cm"/>
    </style:style>
    <style:style style:name="Таблица1.G" style:family="table-column">
      <style:table-column-properties style:column-width="4.84cm"/>
    </style:style>
    <style:style style:name="Таблица1.1" style:family="table-row">
      <style:table-row-properties style:min-row-height="0.168cm" style:use-optimal-row-height="false"/>
    </style:style>
    <style:style style:name="Таблица1.A1" style:family="table-cell">
      <style:table-cell-properties fo:padding-left="0.191cm" fo:padding-right="0.025cm" fo:padding-top="0.078cm" fo:padding-bottom="0cm" fo:border="0.75pt solid #1a1915" style:writing-mode="lr-tb"/>
    </style:style>
    <style:style style:name="Таблица1.2" style:family="table-row">
      <style:table-row-properties style:min-row-height="1.774cm" style:use-optimal-row-height="false"/>
    </style:style>
    <style:style style:name="P1" style:family="paragraph" style:parent-style-name="Standard">
      <style:paragraph-properties fo:margin-left="4.265cm" fo:margin-right="0cm" fo:margin-top="0cm" fo:margin-bottom="0.007cm" loext:contextual-spacing="false" fo:line-height="195%" fo:text-indent="-3.26cm" style:auto-text-indent="false">
        <style:tab-stops/>
      </style:paragraph-properties>
    </style:style>
    <style:style style:name="P2" style:family="paragraph" style:parent-style-name="Standard">
      <style:paragraph-properties fo:margin-left="8.447cm" fo:margin-right="0cm" fo:margin-top="0cm" fo:margin-bottom="0cm" loext:contextual-spacing="false" fo:line-height="200%" fo:text-align="center" style:justify-single-word="false" fo:text-indent="-0.018cm" style:auto-text-indent="false">
        <style:tab-stops/>
      </style:paragraph-properties>
    </style:style>
    <style:style style:name="P3" style:family="paragraph" style:parent-style-name="Standard">
      <style:paragraph-properties fo:margin-left="0.018cm" fo:margin-right="0.385cm" fo:margin-top="0cm" fo:margin-bottom="0.353cm" loext:contextual-spacing="false" fo:text-align="end" style:justify-single-word="false" fo:text-indent="-0.018cm" style:auto-text-indent="false">
        <style:tab-stops/>
      </style:paragraph-properties>
    </style:style>
    <style:style style:name="P4" style:family="paragraph" style:parent-style-name="Standard">
      <style:paragraph-properties fo:margin-left="0.751cm" fo:margin-right="0cm" fo:margin-top="0cm" fo:margin-bottom="0.019cm" loext:contextual-spacing="false" fo:line-height="101%" fo:text-indent="0cm" style:auto-text-indent="false">
        <style:tab-stops/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" style:family="paragraph" style:parent-style-name="Text_20_body">
      <style:paragraph-properties fo:margin-left="1.563cm" fo:margin-right="0.464cm" fo:text-indent="0cm" style:auto-text-indent="false">
        <style:tab-stops>
          <style:tab-stop style:position="4.223cm"/>
          <style:tab-stop style:position="4.902cm"/>
          <style:tab-stop style:position="8.387cm"/>
          <style:tab-stop style:position="9.021cm"/>
          <style:tab-stop style:position="12.573cm"/>
          <style:tab-stop style:position="14.52cm"/>
          <style:tab-stop style:position="18.098cm"/>
          <style:tab-stop style:position="18.632cm"/>
        </style:tab-stops>
      </style:paragraph-properties>
    </style:style>
    <style:style style:name="P6" style:family="paragraph" style:parent-style-name="Standard">
      <style:paragraph-properties fo:margin-left="1.563cm" fo:margin-right="0cm" fo:text-indent="0cm" style:auto-text-indent="false">
        <style:tab-stops/>
      </style:paragraph-properties>
    </style:style>
    <style:style style:name="P7" style:family="paragraph" style:parent-style-name="Text_20_body">
      <style:paragraph-properties fo:margin-left="1.563cm" fo:margin-right="0cm" fo:text-indent="0cm" style:auto-text-indent="false">
        <style:tab-stops>
          <style:tab-stop style:position="6.63cm"/>
          <style:tab-stop style:position="8.883cm"/>
          <style:tab-stop style:position="12.301cm"/>
          <style:tab-stop style:position="18.653cm"/>
        </style:tab-stops>
      </style:paragraph-properties>
    </style:style>
    <style:style style:name="P8" style:family="paragraph" style:parent-style-name="Text_20_body">
      <style:paragraph-properties fo:margin-left="1.563cm" fo:margin-right="0cm" fo:text-indent="0cm" style:auto-text-indent="false">
        <style:tab-stops>
          <style:tab-stop style:position="18.68cm"/>
        </style:tab-stops>
      </style:paragraph-properties>
    </style:style>
    <style:style style:name="P9" style:family="paragraph" style:parent-style-name="Text_20_body">
      <style:paragraph-properties fo:margin-left="1.563cm" fo:margin-right="0cm" fo:text-indent="0cm" style:auto-text-indent="false">
        <style:tab-stops>
          <style:tab-stop style:position="8.655cm"/>
          <style:tab-stop style:position="15.109cm"/>
        </style:tab-stops>
      </style:paragraph-properties>
    </style:style>
    <style:style style:name="P10" style:family="paragraph" style:parent-style-name="Text_20_body">
      <style:paragraph-properties fo:margin-left="1.563cm" fo:margin-right="0cm" fo:margin-top="0.162cm" fo:margin-bottom="0cm" loext:contextual-spacing="false" fo:text-indent="0cm" style:auto-text-indent="false">
        <style:tab-stops>
          <style:tab-stop style:position="18.694cm"/>
        </style:tab-stops>
      </style:paragraph-properties>
    </style:style>
    <style:style style:name="P11" style:family="paragraph" style:parent-style-name="Text_20_body">
      <style:paragraph-properties fo:margin-left="1.563cm" fo:margin-right="0cm" fo:margin-top="0.162cm" fo:margin-bottom="0cm" loext:contextual-spacing="false" fo:text-indent="0cm" style:auto-text-indent="false">
        <style:tab-stops>
          <style:tab-stop style:position="18.643cm"/>
        </style:tab-stops>
      </style:paragraph-properties>
    </style:style>
    <style:style style:name="P12" style:family="paragraph" style:parent-style-name="Text_20_body">
      <style:text-properties fo:font-size="6pt" style:font-size-asian="6pt"/>
    </style:style>
    <style:style style:name="P13" style:family="paragraph" style:parent-style-name="Standard">
      <style:paragraph-properties fo:margin-top="0cm" fo:margin-bottom="0.007cm" loext:contextual-spacing="false" fo:line-height="101%"/>
      <style:text-properties style:font-name="Times New Roman" fo:font-size="10pt" style:font-name-asian="Times New Roman" style:font-size-asian="10pt" style:font-name-complex="Times New Roman"/>
    </style:style>
    <style:style style:name="P14" style:family="paragraph" style:parent-style-name="Абзац_20_списка">
      <style:paragraph-properties fo:margin-left="0.501cm" fo:margin-right="0cm" fo:margin-top="0cm" fo:margin-bottom="0.007cm" loext:contextual-spacing="false" fo:line-height="101%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.97cm" fo:margin-right="0cm" fo:margin-top="0cm" fo:margin-bottom="0.494cm" loext:contextual-spacing="false" fo:line-height="90%" fo:text-indent="0cm" style:auto-text-indent="false">
        <style:tab-stops/>
      </style:paragraph-properties>
      <style:text-properties style:font-name="Times New Roman" style:font-size-complex="11pt"/>
    </style:style>
    <style:style style:name="P16" style:family="paragraph" style:parent-style-name="Standard">
      <style:paragraph-properties fo:margin-left="0.721cm" fo:margin-right="0cm" fo:text-indent="0cm" style:auto-text-indent="false">
        <style:tab-stops/>
      </style:paragraph-properties>
      <style:text-properties fo:font-size="9pt" style:font-size-asian="9pt" style:font-size-complex="9pt"/>
    </style:style>
    <style:style style:name="P17" style:family="paragraph" style:parent-style-name="Standard">
      <style:paragraph-properties fo:margin-left="0.721cm" fo:margin-right="0cm" fo:margin-top="0cm" fo:margin-bottom="0cm" loext:contextual-spacing="false" fo:text-indent="0cm" style:auto-text-indent="false">
        <style:tab-stops/>
      </style:paragraph-properties>
    </style:style>
    <style:style style:name="P18" style:family="paragraph" style:parent-style-name="Standard">
      <style:paragraph-properties fo:margin-top="0cm" fo:margin-bottom="0cm" loext:contextual-spacing="false">
        <style:tab-stops>
          <style:tab-stop style:position="0.721cm" style:type="center"/>
          <style:tab-stop style:position="1.991cm" style:type="center"/>
          <style:tab-stop style:position="3.261cm" style:type="center"/>
          <style:tab-stop style:position="4.531cm" style:type="center"/>
          <style:tab-stop style:position="12.13cm" style:type="center"/>
        </style:tab-stops>
      </style:paragraph-properties>
    </style:style>
    <style:style style:name="P19" style:family="paragraph" style:parent-style-name="Standard">
      <style:paragraph-properties fo:margin-top="0cm" fo:margin-bottom="0cm" loext:contextual-spacing="false" fo:line-height="90%"/>
    </style:style>
    <style:style style:name="P20" style:family="paragraph" style:parent-style-name="Standard">
      <style:paragraph-properties fo:margin-top="0cm" fo:margin-bottom="0cm" loext:contextual-spacing="false" fo:line-height="90%" fo:text-align="start" style:justify-single-word="false"/>
      <style:text-properties style:font-name="Times New Roman" fo:font-size="10pt" fo:font-weight="normal" officeooo:rsid="00139333" officeooo:paragraph-rsid="0010e5aa" style:font-size-asian="8.75pt" style:font-weight-asian="normal" style:font-name-complex="Times New Roman1" style:font-size-complex="10pt" style:font-weight-complex="normal"/>
    </style:style>
    <style:style style:name="P21" style:family="paragraph" style:parent-style-name="Standard">
      <style:paragraph-properties fo:margin-left="0.963cm" fo:margin-right="0cm" fo:margin-top="0cm" fo:margin-bottom="0cm" loext:contextual-spacing="false" fo:line-height="90%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0.245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imes New Roman" style:font-size-asian="10pt" style:font-name-complex="Times New Roman"/>
    </style:style>
    <style:style style:name="P23" style:family="paragraph" style:parent-style-name="Standard">
      <style:paragraph-properties fo:margin-left="0cm" fo:margin-right="0.046cm" fo:margin-top="0cm" fo:margin-bottom="0cm" loext:contextual-spacing="false" fo:text-align="end" style:justify-single-word="false" fo:text-indent="0cm" style:auto-text-indent="false"/>
      <style:text-properties style:font-name="Times New Roman" fo:font-size="10pt" style:font-name-asian="Times New Roman" style:font-size-asian="10pt" style:font-name-complex="Times New Roman"/>
    </style:style>
    <style:style style:name="P24" style:family="paragraph" style:parent-style-name="Standard">
      <style:paragraph-properties fo:margin-left="-0.072cm" fo:margin-right="0cm" fo:margin-top="0cm" fo:margin-bottom="0cm" loext:contextual-spacing="false" fo:text-indent="-0.016cm" style:auto-text-indent="false">
        <style:tab-stops/>
      </style:paragraph-properties>
      <style:text-properties style:font-name="Times New Roman" fo:font-size="10pt" style:font-name-asian="Times New Roman" style:font-size-asian="10pt" style:font-name-complex="Times New Roman"/>
    </style:style>
    <style:style style:name="P25" style:family="paragraph" style:parent-style-name="Standard">
      <style:paragraph-properties fo:margin-left="-0.06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imes New Roman" style:font-size-asian="10pt" style:font-name-complex="Times New Roman"/>
    </style:style>
    <style:style style:name="P26" style:family="paragraph" style:parent-style-name="Standard">
      <style:paragraph-properties fo:margin-left="-0.064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imes New Roman" style:font-size-asian="10pt" style:font-name-complex="Times New Roman"/>
    </style:style>
    <style:style style:name="P27" style:family="paragraph" style:parent-style-name="Standard">
      <style:paragraph-properties fo:margin-left="-0.079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imes New Roman" style:font-size-asian="10pt" style:font-name-complex="Times New Roman"/>
    </style:style>
    <style:style style:name="P28" style:family="paragraph" style:parent-style-name="Standard">
      <style:paragraph-properties fo:margin-left="-0.079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0pt" style:font-name-asian="Times New Roman" style:font-size-asian="10pt" style:font-name-complex="Times New Roman"/>
    </style:style>
    <style:style style:name="P29" style:family="paragraph" style:parent-style-name="Standard">
      <style:paragraph-properties fo:margin-left="-0.025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imes New Roman" style:font-size-asian="10pt" style:font-name-complex="Times New Roman"/>
    </style:style>
    <style:style style:name="P30" style:family="paragraph" style:parent-style-name="Standard">
      <style:text-properties fo:language="en" fo:country="US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0pt" fo:font-weight="normal" officeooo:rsid="001204ca" officeooo:paragraph-rsid="0010e5aa" style:font-size-asian="8.75pt" style:font-weight-asian="normal" style:font-name-complex="Times New Roman1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0pt" fo:font-weight="normal" officeooo:rsid="00139333" officeooo:paragraph-rsid="0010e5aa" style:font-size-asian="8.75pt" style:font-weight-asian="normal" style:font-name-complex="Times New Roman1" style:font-size-complex="10pt" style:font-weight-complex="normal"/>
    </style:style>
    <style:style style:name="P33" style:family="paragraph" style:parent-style-name="Абзац_20_списка">
      <style:paragraph-properties fo:margin-left="0.963cm" fo:margin-right="0.423cm" fo:line-height="90%" fo:text-indent="0cm" style:auto-text-indent="false">
        <style:tab-stops/>
      </style:paragraph-properties>
    </style:style>
    <style:style style:name="P34" style:family="paragraph" style:parent-style-name="Standard">
      <style:paragraph-properties fo:margin-top="0cm" fo:margin-bottom="0.005cm" loext:contextual-spacing="false">
        <style:tab-stops>
          <style:tab-stop style:position="1.356cm" style:type="center"/>
          <style:tab-stop style:position="2.626cm" style:type="center"/>
          <style:tab-stop style:position="3.896cm" style:type="center"/>
          <style:tab-stop style:position="5.166cm" style:type="center"/>
          <style:tab-stop style:position="6.436cm" style:type="center"/>
          <style:tab-stop style:position="7.706cm" style:type="center"/>
          <style:tab-stop style:position="8.976cm" style:type="center"/>
          <style:tab-stop style:position="10.246cm" style:type="center"/>
          <style:tab-stop style:position="14.711cm" style:type="center"/>
        </style:tab-stops>
      </style:paragraph-properties>
    </style:style>
    <style:style style:name="P35" style:family="paragraph" style:parent-style-name="Standard" style:master-page-name="MP0">
      <style:paragraph-properties fo:margin-top="0cm" fo:margin-bottom="0.183cm" loext:contextual-spacing="false" style:page-number="auto" fo:break-before="page">
        <style:tab-stops>
          <style:tab-stop style:position="7.738cm" style:type="center"/>
          <style:tab-stop style:position="15.265cm" style:type="center"/>
        </style:tab-stops>
      </style:paragraph-properties>
    </style:style>
    <style:style style:name="P36" style:family="paragraph" style:parent-style-name="Standard" style:list-style-name="WWNum1">
      <style:paragraph-properties fo:margin-left="0cm" fo:margin-right="0cm" fo:margin-top="0cm" fo:margin-bottom="0.392cm" loext:contextual-spacing="false" fo:line-height="101%" fo:text-indent="-0.706cm" style:auto-text-indent="false"/>
    </style:style>
    <style:style style:name="P37" style:family="paragraph" style:parent-style-name="Standard" style:list-style-name="WWNum1">
      <style:paragraph-properties fo:margin-left="0cm" fo:margin-right="0cm" fo:margin-top="0cm" fo:margin-bottom="0.019cm" loext:contextual-spacing="false" fo:line-height="101%" fo:text-indent="-0.706cm" style:auto-text-indent="false"/>
    </style:style>
    <style:style style:name="P38" style:family="paragraph" style:parent-style-name="Standard" style:list-style-name="WWNum1">
      <style:paragraph-properties fo:margin-left="0cm" fo:margin-right="0cm" fo:margin-top="0cm" fo:margin-bottom="0.494cm" loext:contextual-spacing="false" fo:line-height="90%" fo:text-indent="-0.621cm" style:auto-text-indent="false"/>
    </style:style>
    <style:style style:name="P39" style:family="paragraph" style:parent-style-name="Standard" style:list-style-name="WWNum1">
      <style:paragraph-properties fo:margin-left="0cm" fo:margin-right="0cm" fo:margin-top="0cm" fo:margin-bottom="0cm" loext:contextual-spacing="false" fo:line-height="90%" fo:text-indent="-0.617cm" style:auto-text-indent="false"/>
    </style:style>
    <style:style style:name="P40" style:family="paragraph" style:parent-style-name="Standard" style:list-style-name="WWNum1">
      <style:paragraph-properties fo:margin-left="0cm" fo:margin-right="0cm" fo:margin-top="0cm" fo:margin-bottom="0.005cm" loext:contextual-spacing="false" fo:text-indent="-0.617cm" style:auto-text-indent="false"/>
    </style:style>
    <style:style style:name="P41" style:family="paragraph" style:parent-style-name="Абзац_20_списка" style:list-style-name="WWNum1">
      <style:paragraph-properties fo:margin-left="0cm" fo:margin-right="0cm" fo:margin-top="0cm" fo:margin-bottom="0cm" loext:contextual-spacing="false" fo:line-height="100%" fo:orphans="0" fo:widows="0" fo:hyphenation-ladder-count="no-limit" fo:text-indent="-0.707cm" style:auto-text-indent="false">
        <style:tab-stops>
          <style:tab-stop style:position="1.528cm"/>
          <style:tab-stop style:position="1.529cm"/>
        </style:tab-stops>
      </style:paragraph-properties>
      <style:text-properties fo:hyphenate="true" loext:hyphenation-no-caps="false"/>
    </style:style>
    <style:style style:name="P42" style:family="paragraph" style:parent-style-name="Абзац_20_списка" style:list-style-name="WWNum1">
      <style:paragraph-properties fo:margin-left="0.501cm" fo:margin-right="0cm" fo:margin-top="0cm" fo:margin-bottom="0.007cm" loext:contextual-spacing="false" fo:line-height="101%" fo:text-indent="0cm" style:auto-text-indent="false">
        <style:tab-stops/>
      </style:paragraph-properties>
    </style:style>
    <style:style style:name="P43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style:font-name="Times New Roman" fo:font-size="15pt" fo:font-weight="bold" style:font-name-asian="Times New Roman" style:font-size-asian="15pt" style:font-weight-asian="bold" style:font-name-complex="Times New Roman"/>
    </style:style>
    <style:style style:name="T2" style:family="text">
      <style:text-properties style:font-name="Times New Roman" fo:font-size="15pt" style:font-name-asian="Times New Roman" style:font-size-asian="15pt" style:font-name-complex="Times New Roman"/>
    </style:style>
    <style:style style:name="T3" style:family="text">
      <style:text-properties style:font-name="Times New Roman" fo:font-size="10pt" style:font-name-asian="Times New Roman" style:font-size-asian="10pt" style:font-name-complex="Times New Roman"/>
    </style:style>
    <style:style style:name="T4" style:family="text">
      <style:text-properties style:font-name="Times New Roman" fo:font-size="10pt" style:font-name-asian="Times New Roman" style:font-size-asian="10pt" style:font-name-complex="Times New Roman" style:font-weight-complex="bold"/>
    </style:style>
    <style:style style:name="T5" style:family="text">
      <style:text-properties style:font-name="Times New Roman" fo:font-size="10pt" officeooo:rsid="0012cfd6" style:font-name-asian="Times New Roman" style:font-size-asian="10pt" style:font-name-complex="Times New Roman"/>
    </style:style>
    <style:style style:name="T6" style:family="text">
      <style:text-properties style:font-name="Times New Roman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weight-complex="bold"/>
    </style:style>
    <style:style style:name="T7" style:family="text">
      <style:text-properties style:font-name="Times New Roman" fo:font-size="10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0pt" style:font-name-complex="Times New Roman"/>
    </style:style>
    <style:style style:name="T8" style:family="text">
      <style:text-properties style:font-name="Times New Roman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weight-complex="bold"/>
    </style:style>
    <style:style style:name="T9" style:family="text">
      <style:text-properties style:font-name="Times New Roman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0pt" style:font-name-complex="Times New Roman"/>
    </style:style>
    <style:style style:name="T10" style:family="text">
      <style:text-properties style:font-name="Times New Roman" fo:font-size="10pt" fo:language="en" fo:country="US" style:font-name-asian="Times New Roman" style:font-size-asian="10pt" style:font-name-complex="Times New Roman" style:font-weight-complex="bold"/>
    </style:style>
    <style:style style:name="T11" style:family="text">
      <style:text-properties style:font-name="Times New Roman" fo:font-size="10pt" fo:language="en" fo:country="US" fo:font-weight="bold" style:font-name-asian="Times New Roman" style:font-size-asian="10pt" style:font-weight-asian="bold" style:font-name-complex="Times New Roman"/>
    </style:style>
    <style:style style:name="T12" style:family="text">
      <style:text-properties style:font-name="Times New Roman" fo:font-size="10pt" fo:language="en" fo:country="US" fo:font-weight="bold" style:font-name-asian="Times New Roman" style:font-size-asian="10pt" style:font-weight-asian="bold" style:font-name-complex="Times New Roman" style:font-weight-complex="bold"/>
    </style:style>
    <style:style style:name="T13" style:family="text">
      <style:text-properties style:font-name="Times New Roman" fo:font-size="10pt" fo:font-weight="bold" style:font-name-asian="Times New Roman" style:font-size-asian="10pt" style:font-weight-asian="bold" style:font-name-complex="Times New Roman"/>
    </style:style>
    <style:style style:name="T14" style:family="text">
      <style:text-properties style:font-name="Times New Roman" fo:font-size="10pt" fo:font-weight="bold" style:font-name-asian="Times New Roman" style:font-size-asian="10pt" style:font-weight-asian="bold" style:font-name-complex="Times New Roman" style:font-weight-complex="bold"/>
    </style:style>
    <style:style style:name="T15" style:family="text">
      <style:text-properties style:font-name="Times New Roman" fo:font-size="10pt" fo:font-style="italic" style:font-name-asian="Times New Roman" style:font-size-asian="10pt" style:font-style-asian="italic" style:font-name-complex="Times New Roman"/>
    </style:style>
    <style:style style:name="T16" style:family="text">
      <style:text-properties style:font-name="Times New Roman" fo:font-size="10pt" fo:font-style="italic" officeooo:rsid="0012cfd6" style:font-name-asian="Times New Roman" style:font-size-asian="10pt" style:font-style-asian="italic" style:font-name-complex="Times New Roman"/>
    </style:style>
    <style:style style:name="T17" style:family="text">
      <style:text-properties style:font-name="Times New Roman" fo:font-size="10pt" style:font-size-asian="10pt" style:font-name-complex="Times New Roman" style:font-size-complex="10pt"/>
    </style:style>
    <style:style style:name="T18" style:family="text">
      <style:text-properties style:font-name="Times New Roman" fo:font-size="9pt" style:font-name-asian="Times New Roman" style:font-size-asian="9pt" style:font-name-complex="Times New Roman"/>
    </style:style>
    <style:style style:name="T19" style:family="text">
      <style:text-properties style:font-name="Times New Roman" fo:font-size="9pt" fo:font-weight="bold" style:font-name-asian="Times New Roman" style:font-size-asian="9pt" style:font-weight-asian="bold" style:font-name-complex="Times New Roman"/>
    </style:style>
    <style:style style:name="T20" style:family="text">
      <style:text-properties fo:font-size="10pt" fo:font-weight="bold" style:font-size-asian="10pt" style:font-weight-asian="bold"/>
    </style:style>
    <style:style style:name="T21" style:family="text">
      <style:text-properties fo:font-size="10pt" fo:letter-spacing="0.049cm" fo:font-weight="bold" style:font-size-asian="10pt" style:font-weight-asian="bold"/>
    </style:style>
    <style:style style:name="T22" style:family="text">
      <style:text-properties fo:font-size="10pt" style:font-size-asian="10pt"/>
    </style:style>
    <style:style style:name="T23" style:family="text">
      <style:text-properties fo:font-size="10pt" fo:font-style="italic" style:font-size-asian="10pt" style:font-style-asian="italic"/>
    </style:style>
    <style:style style:name="T24" style:family="text">
      <style:text-properties fo:font-size="10pt" fo:letter-spacing="-0.011cm" fo:font-style="italic" style:font-size-asian="10pt" style:font-style-asian="italic"/>
    </style:style>
    <style:style style:name="T25" style:family="text">
      <style:text-properties fo:font-size="10pt" fo:letter-spacing="-0.009cm" fo:font-style="italic" style:font-size-asian="10pt" style:font-style-asian="italic"/>
    </style:style>
    <style:style style:name="T2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7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28" style:family="text">
      <style:text-properties fo:letter-spacing="-0.002cm"/>
    </style:style>
    <style:style style:name="T29" style:family="text">
      <style:text-properties fo:letter-spacing="0.175cm"/>
    </style:style>
    <style:style style:name="T30" style:family="text">
      <style:text-properties fo:letter-spacing="-0.083cm"/>
    </style:style>
    <style:style style:name="T31" style:family="text">
      <style:text-properties fo:letter-spacing="0.086cm"/>
    </style:style>
    <style:style style:name="T32" style:family="text">
      <style:text-properties fo:letter-spacing="-0.011cm"/>
    </style:style>
    <style:style style:name="T33" style:family="text">
      <style:text-properties fo:letter-spacing="-0.011cm" fo:font-style="italic" fo:font-weight="bold" style:font-style-asian="italic" style:font-weight-asian="bold"/>
    </style:style>
    <style:style style:name="T34" style:family="text">
      <style:text-properties fo:letter-spacing="-0.009cm"/>
    </style:style>
    <style:style style:name="T35" style:family="text">
      <style:text-properties fo:font-weight="bold" style:font-weight-asian="bold"/>
    </style:style>
    <style:style style:name="T36" style:family="text">
      <style:text-properties fo:letter-spacing="-0.004cm"/>
    </style:style>
    <style:style style:name="T37" style:family="text">
      <style:text-properties fo:letter-spacing="0.069cm"/>
    </style:style>
    <style:style style:name="T38" style:family="text">
      <style:text-properties fo:font-style="italic" fo:font-weight="bold" style:font-style-asian="italic" style:font-weight-asian="bold"/>
    </style:style>
    <style:style style:name="T39" style:family="text">
      <style:text-properties fo:letter-spacing="-0.012cm"/>
    </style:style>
    <style:style style:name="T40" style:family="text">
      <style:text-properties fo:letter-spacing="-0.012cm" fo:font-style="italic" fo:font-weight="bold" style:font-style-asian="italic" style:font-weight-asian="bold"/>
    </style:style>
    <style:style style:name="T41" style:family="text">
      <style:text-properties fo:letter-spacing="-0.005cm"/>
    </style:style>
    <style:style style:name="T42" style:family="text">
      <style:text-properties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43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4" style:family="text">
      <style:text-properties fo:letter-spacing="-0.007cm"/>
    </style:style>
    <style:style style:name="T45" style:family="text">
      <style:text-properties fo:letter-spacing="0.062cm"/>
    </style:style>
    <style:style style:name="T46" style:family="text">
      <style:text-properties fo:font-size="9pt" style:font-size-asian="9pt" style:font-size-complex="9pt"/>
    </style:style>
    <style:style style:name="gr1" style:family="graphic">
      <style:graphic-properties draw:stroke="solid" svg:stroke-width="0.018cm" svg:stroke-color="#1a1915" svg:stroke-opacity="100%" draw:stroke-linejoin="miter" svg:stroke-linecap="butt" draw:fill="none" draw:textarea-horizontal-align="left" draw:textarea-vertical-align="top" draw:auto-grow-height="false" draw:auto-grow-width="false" fo:padding-top="0.125cm" fo:padding-bottom="0.125cm" fo:padding-left="0.25cm" fo:padding-right="0.25cm" fo:wrap-option="wrap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draw:custom-shape text:anchor-type="paragraph" draw:z-index="0" draw:name="Shape 69" draw:style-name="gr1" draw:text-style-name="P43" svg:width="1.752cm" svg:height="2.1cm" svg:x="1.005cm" svg:y="-0.125cm"><text:p/><draw:enhanced-geometry svg:viewBox="0 0 630936 755904" draw:text-areas="?f9 ?f10 ?f9 ?f10" draw:type="non-primitive" draw:enhanced-path="M ?f0 ?f2 L ?f1 ?f2 ?f1 ?f0 ?f0 ?f0 Z N"><draw:equation draw:name="f0" draw:formula="0"/><draw:equation draw:name="f1" draw:formula="630936"/><draw:equation draw:name="f2" draw:formula="755904"/><draw:equation draw:name="f3" draw:formula="?f2 - ?f0"/><draw:equation draw:name="f4" draw:formula="?f1 - ?f0"/><draw:equation draw:name="f5" draw:formula="?f4 / 630936"/><draw:equation draw:name="f6" draw:formula="?f3 / 755904"/><draw:equation draw:name="f7" draw:formula="0 * ?f5"/><draw:equation draw:name="f8" draw:formula="0 * ?f6"/><draw:equation draw:name="f9" draw:formula="?f7 / ?f5"/><draw:equation draw:name="f10" draw:formula="?f8 / ?f6"/></draw:enhanced-geometry></draw:custom-shape><text:bookmark-start text:name="_Hlk114937979"/><text:tab/><text:span text:style-name="Основной_20_шрифт_20_абзаца"><text:span text:style-name="T1">Отчет по лабораторной работе № 5<text:tab/></text:span></text:span><text:span text:style-name="Основной_20_шрифт_20_абзаца"><text:span text:style-name="T2">по курсу______________</text:span></text:span></text:p>
      <text:p text:style-name="P1"><text:span text:style-name="Основной_20_шрифт_20_абзаца"><text:span text:style-name="T3">Студент группы: </text:span></text:span><text:span text:style-name="Основной_20_шрифт_20_абзаца"><text:span text:style-name="T6">М8О-101Б-22</text:span></text:span><text:span text:style-name="Основной_20_шрифт_20_абзаца"><text:span text:style-name="T3">, <text:s/></text:span></text:span><text:span text:style-name="Основной_20_шрифт_20_абзаца"><text:span text:style-name="T6">Соколова Виктория Дмитриевна</text:span></text:span><text:span text:style-name="Основной_20_шрифт_20_абзаца"><text:span text:style-name="T3">, <text:s/>№ по списку: </text:span></text:span><text:span text:style-name="Основной_20_шрифт_20_абзаца"><text:span text:style-name="T6">20</text:span></text:span><text:span text:style-name="Основной_20_шрифт_20_абзаца"><text:span text:style-name="T3">, Контакты </text:span></text:span><text:span text:style-name="Основной_20_шрифт_20_абзаца"><text:span text:style-name="T8">viktoriyasokolova</text:span></text:span><text:span text:style-name="Основной_20_шрифт_20_абзаца"><text:span text:style-name="T6">04@</text:span></text:span><text:span text:style-name="Основной_20_шрифт_20_абзаца"><text:span text:style-name="T8">gmail</text:span></text:span><text:span text:style-name="Основной_20_шрифт_20_абзаца"><text:span text:style-name="T6">.</text:span></text:span><text:span text:style-name="Основной_20_шрифт_20_абзаца"><text:span text:style-name="T8">com</text:span></text:span><text:span text:style-name="Основной_20_шрифт_20_абзаца"><text:span text:style-name="T6"> ,</text:span></text:span><text:span text:style-name="Основной_20_шрифт_20_абзаца"><text:span text:style-name="T4"> </text:span></text:span><text:span text:style-name="Основной_20_шрифт_20_абзаца"><text:span text:style-name="T10">telegram</text:span></text:span><text:span text:style-name="Основной_20_шрифт_20_абзаца"><text:span text:style-name="T4"> <text:s/></text:span></text:span><text:span text:style-name="Основной_20_шрифт_20_абзаца"><text:span text:style-name="T14">@</text:span></text:span><text:span text:style-name="Основной_20_шрифт_20_абзаца"><text:span text:style-name="T12">Angrytea</text:span></text:span><text:span text:style-name="Основной_20_шрифт_20_абзаца"><text:span text:style-name="T14">_01 </text:span></text:span><text:span text:style-name="Основной_20_шрифт_20_абзаца"><text:span text:style-name="T3">Работа выполнена: « <text:s/>20 <text:s text:c="2"/>» <text:s/>сентября 2022 г.</text:span></text:span></text:p>
      <text:p text:style-name="P2"><text:span text:style-name="Основной_20_шрифт_20_абзаца"><text:span text:style-name="T3">Преподаватель: </text:span></text:span><text:span text:style-name="Основной_20_шрифт_20_абзаца"><text:span text:style-name="T6">каф. 806 Крылов Сергей Сергеевич</text:span></text:span><text:span text:style-name="Основной_20_шрифт_20_абзаца"><text:span text:style-name="T3">, Входной контроль знаний с оценкой </text:span></text:span><text:span text:style-name="Основной_20_шрифт_20_абзаца"><text:span text:style-name="T7"><text:s/>_____________________</text:span></text:span></text:p>
      <text:p text:style-name="P3"><text:span text:style-name="Основной_20_шрифт_20_абзаца"><text:span text:style-name="T3">Отчет сдан « <text:s/>4 <text:s/>»</text:span></text:span><text:span text:style-name="Основной_20_шрифт_20_абзаца"><text:span text:style-name="T7"> октября </text:span></text:span><text:span text:style-name="Основной_20_шрифт_20_абзаца"><text:span text:style-name="T3">2022 <text:s/>г., <text:s/>итоговая оценка </text:span></text:span><text:span text:style-name="Основной_20_шрифт_20_абзаца"><text:span text:style-name="T7">_____</text:span></text:span></text:p>
      <text:p text:style-name="P3"><text:span text:style-name="Основной_20_шрифт_20_абзаца"><text:span text:style-name="T3">Подпись преподавателя </text:span></text:span><text:span text:style-name="Основной_20_шрифт_20_абзаца"><text:span text:style-name="T7">________________</text:span></text:span></text:p>
      <text:list xml:id="list3342146141" text:style-name="WWNum1">
        <text:list-item text:start-value="1">
          <text:p text:style-name="P36"><text:span text:style-name="Основной_20_шрифт_20_абзаца"><text:span text:style-name="T13">Тема:</text:span></text:span><text:span text:style-name="Основной_20_шрифт_20_абзаца"><text:span text:style-name="T3"> <text:s text:c="2"/></text:span></text:span><text:span text:style-name="Основной_20_шрифт_20_абзаца"><text:span text:style-name="T7">Программирование машин Тьюринга</text:span></text:span></text:p>
        </text:list-item>
        <text:list-item>
          <text:p text:style-name="P37"><text:span text:style-name="Основной_20_шрифт_20_абзаца"><text:span text:style-name="T13">Цель работы:</text:span></text:span><text:span text:style-name="Основной_20_шрифт_20_абзаца"><text:span text:style-name="T3"> </text:span></text:span><text:span text:style-name="Основной_20_шрифт_20_абзаца"><text:span text:style-name="T7">Составить программу машины Тьюринга в четверках, выполняющую заданное действие над словами, записанными на ленте.</text:span></text:span></text:p>
        </text:list-item>
      </text:list>
      <text:p text:style-name="P4"/>
      <text:list xml:id="list232542592138505" text:continue-numbering="true" text:style-name="WWNum1">
        <text:list-item>
          <text:p text:style-name="P37"><text:span text:style-name="Основной_20_шрифт_20_абзаца"><text:span text:style-name="T13">Задание <text:s/></text:span></text:span><text:span text:style-name="Основной_20_шрифт_20_абзаца"><text:span text:style-name="T3">(</text:span></text:span><text:span text:style-name="Основной_20_шрифт_20_абзаца"><text:span text:style-name="T15">вариант № <text:s text:c="2"/></text:span></text:span><text:span text:style-name="Основной_20_шрифт_20_абзаца"><text:span text:style-name="T16">20</text:span></text:span><text:span text:style-name="Основной_20_шрифт_20_абзаца"><text:span text:style-name="T15"> <text:s text:c="2"/></text:span></text:span><text:span text:style-name="Основной_20_шрифт_20_абзаца"><text:span text:style-name="T3">)</text:span></text:span><text:span text:style-name="Основной_20_шрифт_20_абзаца"><text:span text:style-name="T13">:</text:span></text:span><text:span text:style-name="Основной_20_шрифт_20_абзаца"><text:span text:style-name="T3"> <text:s text:c="2"/></text:span></text:span><text:span text:style-name="Основной_20_шрифт_20_абзаца"><text:span text:style-name="T5">Выделение разрядов первого двоичного числа по маске, заданной вторым числом.</text:span></text:span></text:p>
        </text:list-item>
        <text:list-item>
          <text:p text:style-name="P41"><text:span text:style-name="Основной_20_шрифт_20_абзаца"><text:span text:style-name="T20">Оборудование</text:span></text:span><text:span text:style-name="Основной_20_шрифт_20_абзаца"><text:span text:style-name="T21"> </text:span></text:span><text:span text:style-name="Основной_20_шрифт_20_абзаца"><text:span text:style-name="T22">(лабораторное):</text:span></text:span></text:p>
        </text:list-item>
      </text:list>
      <text:p text:style-name="P5">ЭВМ<text:span text:style-name="Основной_20_шрифт_20_абзаца"><text:span text:style-name="T26"><text:tab/><text:tab/></text:span></text:span>, процессор<text:span text:style-name="Основной_20_шрифт_20_абзаца"><text:span text:style-name="T26"><text:tab/><text:tab/></text:span></text:span>, имя<text:span text:style-name="Основной_20_шрифт_20_абзаца"><text:span text:style-name="T28"> </text:span></text:span>узла сети<text:span text:style-name="Основной_20_шрифт_20_абзаца"><text:span text:style-name="T26"><text:tab/><text:tab/></text:span></text:span>с<text:span text:style-name="Основной_20_шрифт_20_абзаца"><text:span text:style-name="T29"> </text:span></text:span>ОП<text:span text:style-name="Основной_20_шрифт_20_абзаца"><text:span text:style-name="T26"><text:tab/></text:span></text:span><text:span text:style-name="Основной_20_шрифт_20_абзаца"><text:span text:style-name="T28">Мб,</text:span></text:span><text:span text:style-name="Основной_20_шрифт_20_абзаца"><text:span text:style-name="T30"> </text:span></text:span>НМД<text:span text:style-name="Основной_20_шрифт_20_абзаца"><text:span text:style-name="T26"><text:tab/></text:span></text:span>Мб.<text:span text:style-name="Основной_20_шрифт_20_абзаца"><text:span text:style-name="T31"> </text:span></text:span>Терминал<text:span text:style-name="Основной_20_шрифт_20_абзаца"><text:span text:style-name="T26"><text:tab/></text:span></text:span>адрес<text:span text:style-name="Основной_20_шрифт_20_абзаца"><text:span text:style-name="T26"><text:tab/></text:span></text:span>.<text:span text:style-name="Основной_20_шрифт_20_абзаца"><text:span text:style-name="T32"> </text:span></text:span>Принтер <text:span text:style-name="Основной_20_шрифт_20_абзаца"><text:span text:style-name="T28"><text:s/></text:span></text:span><text:span text:style-name="Основной_20_шрифт_20_абзаца"><text:span text:style-name="T26"><text:s/><text:tab/><text:tab/><text:tab/></text:span></text:span> Другие<text:span text:style-name="Основной_20_шрифт_20_абзаца"><text:span text:style-name="T34"> </text:span></text:span>устройства <text:s/><text:span text:style-name="Основной_20_шрифт_20_абзаца"><text:span text:style-name="T26"><text:s/><text:tab/><text:tab/><text:tab/><text:tab/><text:tab/><text:tab/><text:tab/></text:span></text:span></text:p>
      <text:p text:style-name="Text_20_body"/>
      <text:p text:style-name="Text_20_body"/>
      <text:p text:style-name="P6"><text:span text:style-name="Основной_20_шрифт_20_абзаца"><text:span text:style-name="T23">Оборудование</text:span></text:span><text:span text:style-name="Основной_20_шрифт_20_абзаца"><text:span text:style-name="T24"> </text:span></text:span><text:span text:style-name="Основной_20_шрифт_20_абзаца"><text:span text:style-name="T23">ПЭВМ</text:span></text:span><text:span text:style-name="Основной_20_шрифт_20_абзаца"><text:span text:style-name="T24"> </text:span></text:span><text:span text:style-name="Основной_20_шрифт_20_абзаца"><text:span text:style-name="T23">студента,</text:span></text:span><text:span text:style-name="Основной_20_шрифт_20_абзаца"><text:span text:style-name="T25"> </text:span></text:span><text:span text:style-name="Основной_20_шрифт_20_абзаца"><text:span text:style-name="T23">если</text:span></text:span><text:span text:style-name="Основной_20_шрифт_20_абзаца"><text:span text:style-name="T25"> </text:span></text:span><text:span text:style-name="Основной_20_шрифт_20_абзаца"><text:span text:style-name="T23">использовалось:</text:span></text:span></text:p>
      <text:p text:style-name="P7">Процессор <text:span text:style-name="Основной_20_шрифт_20_абзаца"><text:span text:style-name="T35">Intel(R) Core(TM) i5-10300H CPU @ 2.50GHz <text:s text:c="2"/>2.50 GHz</text:span></text:span><text:span text:style-name="Основной_20_шрифт_20_абзаца"><text:span text:style-name="T26"><text:tab/></text:span></text:span>с<text:span text:style-name="Основной_20_шрифт_20_абзаца"><text:span text:style-name="T28"> </text:span></text:span>ОП 31,2 ГБ ,<text:span text:style-name="Основной_20_шрифт_20_абзаца"><text:span text:style-name="T36"> </text:span></text:span>ТТН<text:span text:style-name="Основной_20_шрифт_20_абзаца"><text:span text:style-name="T26"> </text:span></text:span><text:span text:style-name="Основной_20_шрифт_20_абзаца"><text:span text:style-name="T27">512,1 ГБ</text:span></text:span><text:span text:style-name="Основной_20_шрифт_20_абзаца"><text:span text:style-name="T37"> </text:span></text:span>Встроенный монитор 15,6", FHD (1920 x 1080) 16:9, матовый, sRGB: 62.5%, Adobe: 47.1%, частота обновления: 144 Гц, IPS, Optimus</text:p>
      <text:p text:style-name="P8">Другие<text:span text:style-name="Основной_20_шрифт_20_абзаца"><text:span text:style-name="T34"> </text:span></text:span>устройства <text:s/><text:span text:style-name="Основной_20_шрифт_20_абзаца"><text:span text:style-name="T26"><text:s/><text:tab/>П</text:span></text:span><text:span text:style-name="Основной_20_шрифт_20_абзаца"><text:span text:style-name="T38">рограммное</text:span></text:span><text:span text:style-name="Основной_20_шрифт_20_абзаца"><text:span text:style-name="T40"> </text:span></text:span><text:span text:style-name="Основной_20_шрифт_20_абзаца"><text:span text:style-name="T38">обеспечение</text:span></text:span><text:span text:style-name="Основной_20_шрифт_20_абзаца"><text:span text:style-name="T40"> </text:span></text:span><text:span text:style-name="Основной_20_шрифт_20_абзаца"><text:span text:style-name="T38">ЭВМ</text:span></text:span><text:span text:style-name="Основной_20_шрифт_20_абзаца"><text:span text:style-name="T33"> </text:span></text:span><text:span text:style-name="Основной_20_шрифт_20_абзаца"><text:span text:style-name="T38">студента,</text:span></text:span><text:span text:style-name="Основной_20_шрифт_20_абзаца"><text:span text:style-name="T33"> </text:span></text:span><text:span text:style-name="Основной_20_шрифт_20_абзаца"><text:span text:style-name="T38">если</text:span></text:span><text:span text:style-name="Основной_20_шрифт_20_абзаца"><text:span text:style-name="T33"> </text:span></text:span><text:span text:style-name="Основной_20_шрифт_20_абзаца"><text:span text:style-name="T38">использовалось:</text:span></text:span></text:p>
      <text:p text:style-name="P9">Операционная<text:span text:style-name="Основной_20_шрифт_20_абзаца"><text:span text:style-name="T34"> </text:span></text:span>система<text:span text:style-name="Основной_20_шрифт_20_абзаца"><text:span text:style-name="T41"> </text:span></text:span>семейства <text:span text:style-name="Основной_20_шрифт_20_абзаца"><text:span text:style-name="T42">Linux</text:span></text:span><text:span text:style-name="Основной_20_шрифт_20_абзаца"><text:span text:style-name="T26"><text:tab/></text:span></text:span>,<text:span text:style-name="Основной_20_шрифт_20_абзаца"><text:span text:style-name="T44"> </text:span></text:span>наименование <text:span text:style-name="Основной_20_шрифт_20_абзаца"><text:span text:style-name="T26"><text:s/></text:span></text:span><text:span text:style-name="Основной_20_шрифт_20_абзаца"><text:span text:style-name="T42">Linux</text:span></text:span><text:span text:style-name="Основной_20_шрифт_20_абзаца"><text:span text:style-name="T27"> </text:span></text:span><text:span text:style-name="Основной_20_шрифт_20_абзаца"><text:span text:style-name="T42">Ubuntu</text:span></text:span><text:span text:style-name="Основной_20_шрифт_20_абзаца"><text:span text:style-name="T26"> версия 20.04.4 </text:span></text:span>интерпретатор<text:span text:style-name="Основной_20_шрифт_20_абзаца"><text:span text:style-name="T45"> </text:span></text:span>команд <text:s/><text:span text:style-name="Основной_20_шрифт_20_абзаца"><text:span text:style-name="T26"><text:tab/></text:span></text:span>версия <text:span text:style-name="Основной_20_шрифт_20_абзаца"><text:span text:style-name="T26"><text:s/></text:span></text:span>Система<text:span text:style-name="Основной_20_шрифт_20_абзаца"><text:span text:style-name="T34"> </text:span></text:span>программирования<text:span text:style-name="Основной_20_шрифт_20_абзаца"><text:span text:style-name="T26"><text:tab/><text:tab/></text:span></text:span>версия<text:span text:style-name="Основной_20_шрифт_20_абзаца"><text:span text:style-name="T26"><text:tab/></text:span></text:span> Редактор<text:span text:style-name="Основной_20_шрифт_20_абзаца"><text:span text:style-name="T39"> </text:span></text:span>текстов <text:span text:style-name="Основной_20_шрифт_20_абзаца"><text:span text:style-name="T26"><text:tab/></text:span></text:span>версия <text:span text:style-name="Основной_20_шрифт_20_абзаца"><text:span text:style-name="T26"><text:tab/></text:span></text:span> Утилиты операционной системы <text:s/><text:span text:style-name="Основной_20_шрифт_20_абзаца"><text:span text:style-name="T26"><text:s/><text:tab/><text:tab/><text:tab/></text:span></text:span></text:p>
      <text:p text:style-name="P12"/>
      <text:p text:style-name="P10">Прикладные<text:span text:style-name="Основной_20_шрифт_20_абзаца"><text:span text:style-name="T39"> </text:span></text:span>системы<text:span text:style-name="Основной_20_шрифт_20_абзаца"><text:span text:style-name="T32"> </text:span></text:span>и<text:span text:style-name="Основной_20_шрифт_20_абзаца"><text:span text:style-name="T32"> </text:span></text:span>программы <text:span text:style-name="Основной_20_шрифт_20_абзаца"><text:span text:style-name="T28"><text:s/></text:span></text:span><text:span text:style-name="Основной_20_шрифт_20_абзаца"><text:span text:style-name="T26"><text:s/><text:tab/></text:span></text:span></text:p>
      <text:p text:style-name="P12"/>
      <text:p text:style-name="P11">Местонахождение<text:span text:style-name="Основной_20_шрифт_20_абзаца"><text:span text:style-name="T32"> </text:span></text:span>и<text:span text:style-name="Основной_20_шрифт_20_абзаца"><text:span text:style-name="T39"> </text:span></text:span>имена<text:span text:style-name="Основной_20_шрифт_20_абзаца"><text:span text:style-name="T32"> </text:span></text:span>файлов<text:span text:style-name="Основной_20_шрифт_20_абзаца"><text:span text:style-name="T32"> </text:span></text:span>программ<text:span text:style-name="Основной_20_шрифт_20_абзаца"><text:span text:style-name="T39"> </text:span></text:span>и<text:span text:style-name="Основной_20_шрифт_20_абзаца"><text:span text:style-name="T32"> </text:span></text:span>данных<text:span text:style-name="Основной_20_шрифт_20_абзаца"><text:span text:style-name="T32"> </text:span></text:span>на<text:span text:style-name="Основной_20_шрифт_20_абзаца"><text:span text:style-name="T39"> </text:span></text:span>домашнем<text:span text:style-name="Основной_20_шрифт_20_абзаца"><text:span text:style-name="T34"> </text:span></text:span>компьютере <text:span text:style-name="Основной_20_шрифт_20_абзаца"><text:span text:style-name="T26"><text:s/></text:span></text:span><text:span text:style-name="Основной_20_шрифт_20_абзаца"><text:span text:style-name="T43">home</text:span></text:span><text:span text:style-name="Основной_20_шрифт_20_абзаца"><text:span text:style-name="T26">/<text:tab/></text:span></text:span><text:bookmark text:name="_Hlk114935514"/></text:p>
      <text:p text:style-name="P13"/>
      <text:list xml:id="list232543035793794" text:continue-numbering="true" text:style-name="WWNum1">
        <text:list-item>
          <text:p text:style-name="P42"><text:span text:style-name="Основной_20_шрифт_20_абзаца"><text:span text:style-name="T13">Идея, метод, алгоритм </text:span></text:span><text:span text:style-name="Основной_20_шрифт_20_абзаца"><text:span text:style-name="T3"><text:s/></text:span></text:span><text:span text:style-name="Основной_20_шрифт_20_абзаца"><text:span text:style-name="T18">решения задачи (в формах: словесной, псевдокода, графической [блок-схема, диаграмма, рисунок, таблица] <text:s/>или формальные спецификации с пред- и постусловиям.</text:span></text:span></text:p>
        </text:list-item>
      </text:list>
      <text:p text:style-name="P14"/>
      <text:p text:style-name="P15">Идея заключается в том, что по благодаря пробелам, МТ будет понимать, где маска, где число, а где выделенные разряды. Каждый раз, когда МТ взаимодействует с заданной цифрой, она будет сдвигать ее, оставляя пробел, по которому ориентируется МТ.</text:p>
      <text:list xml:id="list232543142158647" text:continue-numbering="true" text:style-name="WWNum1">
        <text:list-item>
          <text:p text:style-name="P38"><text:span text:style-name="Основной_20_шрифт_20_абзаца"><text:span text:style-name="T13">Сценарий выполнения работы </text:span></text:span><text:span text:style-name="Основной_20_шрифт_20_абзаца"><text:span text:style-name="T18">[план работы, первоначальный текст программы в черновике (можно на отдельном листе) и тесты либо соображения по тестированию].</text:span></text:span></text:p>
        </text:list-item>
      </text:list>
      <text:p text:style-name="P16">00, ,&lt;,01</text:p>
      <text:p text:style-name="P16">01,1, ,02 </text:p>
      <text:p text:style-name="P16">02, ,&gt;,03</text:p>
      <text:p text:style-name="P16">03, ,&gt;,04</text:p>
      <text:p text:style-name="P16">04, ,1,08</text:p>
      <text:p text:style-name="P16">01,0, ,05</text:p>
      <text:p text:style-name="P16"><text:soft-page-break/>05, ,&gt;,06</text:p>
      <text:p text:style-name="P16">06, ,&gt;,07</text:p>
      <text:p text:style-name="P16">07, ,0,08</text:p>
      <text:p text:style-name="P16">08,0,&lt;,08</text:p>
      <text:p text:style-name="P16">08,1,&lt;,08</text:p>
      <text:p text:style-name="P16">08, ,&lt;,09</text:p>
      <text:p text:style-name="P16">09, ,&lt;,01</text:p>
      <text:p text:style-name="P16">01, ,&lt;,10 </text:p>
      <text:p text:style-name="P16">10, ,&lt;,10</text:p>
      <text:p text:style-name="P16">10,1, ,11</text:p>
      <text:p text:style-name="P16">11, ,&gt;,12</text:p>
      <text:p text:style-name="P16">12, ,1,15</text:p>
      <text:p text:style-name="P16">10,0, ,13</text:p>
      <text:p text:style-name="P16">13, ,&gt;,14</text:p>
      <text:p text:style-name="P16">14, ,0,15</text:p>
      <text:p text:style-name="P16">15,1,&lt;,16</text:p>
      <text:p text:style-name="P16">15,0,&lt;,16</text:p>
      <text:p text:style-name="P16">16, ,&lt;,17</text:p>
      <text:p text:style-name="P16">17,1, ,11</text:p>
      <text:p text:style-name="P16">17,0, ,13</text:p>
      <text:p text:style-name="P16">17, ,&gt;,18</text:p>
      <text:p text:style-name="P16">18, ,&gt;,19</text:p>
      <text:p text:style-name="P16">19,1,&gt;,19</text:p>
      <text:p text:style-name="P16">19,0,&gt;,19</text:p>
      <text:p text:style-name="P16">19, ,&gt;,20</text:p>
      <text:p text:style-name="P16">20, ,&gt;,54 </text:p>
      <text:p text:style-name="P16">54,1, ,21</text:p>
      <text:p text:style-name="P16">21, ,&lt;,22</text:p>
      <text:p text:style-name="P16">22, ,1,23</text:p>
      <text:p text:style-name="P16">23,1,&lt;,23</text:p>
      <text:p text:style-name="P16">23,0,&lt;,23</text:p>
      <text:p text:style-name="P16">23, ,&lt;,24</text:p>
      <text:p text:style-name="P16">24,1,&lt;,24</text:p>
      <text:p text:style-name="P16">24,0,&lt;,24</text:p>
      <text:p text:style-name="P16">24, ,&gt;,25</text:p>
      <text:p text:style-name="P16">25,1, ,25 </text:p>
      <text:p text:style-name="P16">25, ,&lt;,26</text:p>
      <text:p text:style-name="P16">26, ,1,27</text:p>
      <text:p text:style-name="P16">27,1,&gt;,28</text:p>
      <text:p text:style-name="P16">28, ,&gt;,29</text:p>
      <text:p text:style-name="P16"><text:soft-page-break/>29,1,&gt;,29</text:p>
      <text:p text:style-name="P16">29,0,&gt;,29</text:p>
      <text:p text:style-name="P16">29, ,&gt;,30</text:p>
      <text:p text:style-name="P16">30, ,&gt;,31</text:p>
      <text:p text:style-name="P16">30,1,&gt;,30</text:p>
      <text:p text:style-name="P16">30,0,&gt;,30</text:p>
      <text:p text:style-name="P16">31,1,&gt;,31</text:p>
      <text:p text:style-name="P16">31,0,&gt;,31</text:p>
      <text:p text:style-name="P16">31, ,&gt;,32</text:p>
      <text:p text:style-name="P16">32,1,&gt;,32</text:p>
      <text:p text:style-name="P16">32,0,&gt;,32</text:p>
      <text:p text:style-name="P16">32, ,1,33</text:p>
      <text:p text:style-name="P16">33,1,&lt;,33</text:p>
      <text:p text:style-name="P16">33,0,&lt;,33</text:p>
      <text:p text:style-name="P16">33, ,&lt;,34</text:p>
      <text:p text:style-name="P16">34,1,&lt;,34</text:p>
      <text:p text:style-name="P16">34,0,&lt;,34</text:p>
      <text:p text:style-name="P16">34, ,&gt;,54</text:p>
      <text:p text:style-name="P16">25,0, ,35</text:p>
      <text:p text:style-name="P16">35, ,&lt;,36</text:p>
      <text:p text:style-name="P16">36, ,0,37</text:p>
      <text:p text:style-name="P16">37,0,&gt;,37</text:p>
      <text:p text:style-name="P16">37, ,&gt;,38</text:p>
      <text:p text:style-name="P16">38,1,&gt;,38</text:p>
      <text:p text:style-name="P16">38,0,&gt;,38</text:p>
      <text:p text:style-name="P16">38, ,&gt;,39</text:p>
      <text:p text:style-name="P16">39,1,&gt;,39</text:p>
      <text:p text:style-name="P16">39,0,&gt;,39</text:p>
      <text:p text:style-name="P16">39, ,&gt;,40</text:p>
      <text:p text:style-name="P16">40,1,&gt;,40</text:p>
      <text:p text:style-name="P16">40,0,&gt;,40</text:p>
      <text:p text:style-name="P16">40, ,&gt;,41</text:p>
      <text:p text:style-name="P16">41,1,&gt;,41</text:p>
      <text:p text:style-name="P16">41,0,&gt;,41</text:p>
      <text:p text:style-name="P16">41, ,0,33</text:p>
      <text:p text:style-name="P16">54,0, ,42</text:p>
      <text:p text:style-name="P16">42, ,&lt;,43</text:p>
      <text:p text:style-name="P16">43, ,0,44</text:p>
      <text:p text:style-name="P16">44,1,&lt;,44</text:p>
      <text:p text:style-name="P16">44,0,&lt;,44</text:p>
      <text:p text:style-name="P16"><text:soft-page-break/>44, ,&lt;,45</text:p>
      <text:p text:style-name="P16">45,1,&lt;,45</text:p>
      <text:p text:style-name="P16">45,0,&lt;,45</text:p>
      <text:p text:style-name="P16">45, ,&gt;,46</text:p>
      <text:p text:style-name="P16">46,1, ,47</text:p>
      <text:p text:style-name="P16">47, ,&lt;,48</text:p>
      <text:p text:style-name="P16">48, ,1,51</text:p>
      <text:p text:style-name="P16">46,0, ,49</text:p>
      <text:p text:style-name="P16">49, ,&lt;,50</text:p>
      <text:p text:style-name="P16">50, ,0,51</text:p>
      <text:p text:style-name="P16">51,0,&gt;,51</text:p>
      <text:p text:style-name="P16">51,1,&gt;,51</text:p>
      <text:p text:style-name="P16">51, ,&gt;,52</text:p>
      <text:p text:style-name="P16">52,1,&gt;,52</text:p>
      <text:p text:style-name="P16">52,0,&gt;,52</text:p>
      <text:p text:style-name="P16">52, ,&gt;,53</text:p>
      <text:p text:style-name="P16">53,1,&gt;,53</text:p>
      <text:p text:style-name="P16">53,0,&gt;,53</text:p>
      <text:p text:style-name="P16">53, ,&gt;,54</text:p>
      <text:p text:style-name="P16">54, ,&lt;,55</text:p>
      <text:p text:style-name="P16">55,1,&lt;,55</text:p>
      <text:p text:style-name="P16">55,0,&lt;,55</text:p>
      <text:p text:style-name="P16">55, ,&lt;,56</text:p>
      <text:p text:style-name="P16">56,0,&lt;,56</text:p>
      <text:p text:style-name="P16">56,1,&lt;,56</text:p>
      <text:p text:style-name="P16">56, ,&gt;,57</text:p>
      <text:p text:style-name="P16">57,1, ,58</text:p>
      <text:p text:style-name="P16">58, ,&lt;,59</text:p>
      <text:p text:style-name="P16">59, ,1,62</text:p>
      <text:p text:style-name="P16">57,0, ,60</text:p>
      <text:p text:style-name="P16">60, ,&lt;,61</text:p>
      <text:p text:style-name="P16">61, ,0,62</text:p>
      <text:p text:style-name="P16">62,0,&gt;,62</text:p>
      <text:p text:style-name="P16">62,1,&gt;,62</text:p>
      <text:p text:style-name="P16">62, ,&gt;,57</text:p>
      <text:p text:style-name="P16">57, ,&gt;,63</text:p>
      <text:p text:style-name="P16">63, ,&gt;,64</text:p>
      <text:p text:style-name="P16">64,1, ,65</text:p>
      <text:p text:style-name="P16">65, ,&lt;,66</text:p>
      <text:p text:style-name="P16">66, ,&lt;,67</text:p>
      <text:p text:style-name="P16"><text:soft-page-break/>67, ,1,71</text:p>
      <text:p text:style-name="P16">64,0, ,68</text:p>
      <text:p text:style-name="P16">68, ,&lt;,69</text:p>
      <text:p text:style-name="P16">69, ,&lt;,70</text:p>
      <text:p text:style-name="P16">70, ,0,71</text:p>
      <text:p text:style-name="P16">71,1,&gt;,72</text:p>
      <text:p text:style-name="P16">71,0,&gt;,72</text:p>
      <text:p text:style-name="P16">72, ,&gt;,73</text:p>
      <text:p text:style-name="P16">73, ,&gt;,64</text:p>
      <text:p text:style-name="P16">64, ,&lt;,74</text:p>
      <text:p text:style-name="P16">74, ,&lt;,75</text:p>
      <text:p text:style-name="P16">75, ,&lt;,76</text:p>
      <text:p text:style-name="P16">76,1,&gt;,77</text:p>
      <text:p text:style-name="P16">76,0,&gt;,77</text:p>
      <text:p text:style-name="P16">77, , ,77</text:p>
      <text:p text:style-name="P16">76, ,&gt;,78</text:p>
      <text:p text:style-name="P17"><text:span text:style-name="Основной_20_шрифт_20_абзаца"><text:span text:style-name="T46">78, ,&gt;,77</text:span></text:span></text:p>
      <text:p text:style-name="P17"/>
      <text:p text:style-name="P17"/>
      <text:p text:style-name="P17"/>
      <text:p text:style-name="P18"><text:tab/><text:span text:style-name="Основной_20_шрифт_20_абзаца"><text:span text:style-name="T15"> <text:tab/> <text:tab/> <text:tab/> <text:tab/>Допущен к выполнению работы. </text:span></text:span><text:span text:style-name="Основной_20_шрифт_20_абзаца"><text:span text:style-name="T13"><text:s/>Подпись преподавателя _____________________</text:span></text:span></text:p>
      <text:p text:style-name="P18"/>
      <text:list xml:id="list232543673274547" text:continue-numbering="true" text:style-name="WWNum1">
        <text:list-item>
          <text:p text:style-name="P39"><text:span text:style-name="Основной_20_шрифт_20_абзаца"><text:span text:style-name="T13">Распечатка протокола </text:span></text:span><text:span text:style-name="Основной_20_шрифт_20_абзаца"><text:span text:style-name="T18"><text:s/>(подклеить листинг окончательного варианта программы с тестовыми примерами, подписанный преподавателем)</text:span></text:span></text:p>
        </text:list-item>
      </text:list>
      <text:p text:style-name="P19"/>
      <text:p text:style-name="P31"><text:s/>Исходные данные: 1101 1111</text:p>
      <text:p text:style-name="P31">Вывод: 1101 1111 1101</text:p>
      <text:p text:style-name="P31"/>
      <text:p text:style-name="P31">Исходные данные: 1101 1001</text:p>
      <text:p text:style-name="P31">Вывод: 1101 1001 11</text:p>
      <text:p text:style-name="P31"/>
      <text:p text:style-name="P31">Исходные данные: 11011 11011 </text:p>
      <text:p text:style-name="P31">Вывод: 11011 11011 1111</text:p>
      <text:p text:style-name="P31"/>
      <text:p text:style-name="P31">Исходные данные: 11 10</text:p>
      <text:p text:style-name="P31">Вывод: 11 10 1</text:p>
      <text:p text:style-name="P31"/>
      <text:p text:style-name="P31">Исходные данные: 1 1</text:p>
      <text:p text:style-name="P31">Вывод: 1 1 1</text:p>
      <text:p text:style-name="P31"/>
      <text:p text:style-name="P31">Исходные данные: 1 0</text:p>
      <text:p text:style-name="P31">Вывод: 1 0</text:p>
      <text:p text:style-name="P31"><text:soft-page-break/></text:p>
      <text:p text:style-name="P31">Исходные данные: 1111101 1010110</text:p>
      <text:p text:style-name="P31">Вывод: 1111101 1010110 1110</text:p>
      <text:p text:style-name="P31"/>
      <text:p text:style-name="P32">Исходные данные: 0 0</text:p>
      <text:p text:style-name="P20">Вывод: 0 0</text:p>
      <text:p text:style-name="P19"/>
      <text:p text:style-name="P19"/>
      <text:list xml:id="list232542808045542" text:continue-numbering="true" text:style-name="WWNum1">
        <text:list-item>
          <text:p text:style-name="P39"><text:span text:style-name="Основной_20_шрифт_20_абзаца"><text:span text:style-name="T13">Дневник отладки</text:span></text:span><text:span text:style-name="Основной_20_шрифт_20_абзаца"><text:span text:style-name="T19"> </text:span></text:span><text:span text:style-name="Основной_20_шрифт_20_абзаца"><text:span text:style-name="T18">должен содержать дату и время сеансов отладки и основные события (ошибки в сценарии и программе, 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span></text:p>
        </text:list-item>
      </text:list>
      <text:p text:style-name="P2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22">№</text:p>
            <text:p text:style-name="P23"><text:s text:c="4"/></text:p>
            <text:p text:style-name="P23"><text:s text:c="4"/></text:p>
          </table:table-cell>
          <table:table-cell table:style-name="Таблица1.A1" office:value-type="string">
            <text:p text:style-name="P24"><text:s text:c="4"/>Лаб. <text:s text:c="7"/>или <text:s text:c="4"/>дом.</text:p>
          </table:table-cell>
          <table:table-cell table:style-name="Таблица1.A1" office:value-type="string">
            <text:p text:style-name="P25"><text:s text:c="3"/>Дата <text:s text:c="2"/></text:p>
          </table:table-cell>
          <table:table-cell table:style-name="Таблица1.A1" office:value-type="string">
            <text:p text:style-name="P26"><text:s text:c="3"/>Время <text:s text:c="2"/></text:p>
          </table:table-cell>
          <table:table-cell table:style-name="Таблица1.A1" office:value-type="string">
            <text:p text:style-name="P27"><text:s text:c="15"/>Событие <text:s text:c="14"/></text:p>
          </table:table-cell>
          <table:table-cell table:style-name="Таблица1.A1" office:value-type="string">
            <text:p text:style-name="P29"><text:s text:c="5"/>Действие по исправлению <text:s text:c="4"/></text:p>
          </table:table-cell>
          <table:table-cell table:style-name="Таблица1.A1" office:value-type="string">
            <text:p text:style-name="P28"><text:s text:c="17"/>Примечание</text:p>
          </table:table-cell>
        </table:table-row>
        <table:table-row table:style-name="Таблица1.2">
          <table:table-cell table:style-name="Таблица1.A1" office:value-type="string">
            <text:p text:style-name="P30"/>
          </table:table-cell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P30"/>
          </table:table-cell>
          <table:table-cell table:style-name="Таблица1.A1" office:value-type="string">
            <text:p text:style-name="Standard"/>
          </table:table-cell>
        </table:table-row>
      </table:table>
      <text:list xml:id="list232544070914468" text:continue-numbering="true" text:style-name="WWNum1">
        <text:list-item>
          <text:p text:style-name="P40"><text:span text:style-name="Основной_20_шрифт_20_абзаца"><text:span text:style-name="T13">Замечания автора </text:span></text:span><text:span text:style-name="Основной_20_шрифт_20_абзаца"><text:span text:style-name="T3">по существу работы </text:span></text:span><text:span text:style-name="Основной_20_шрифт_20_абзаца"><text:span text:style-name="T7">___</text:span></text:span></text:p>
        </text:list-item>
        <text:list-item>
          <text:p text:style-name="P40"><text:span text:style-name="Основной_20_шрифт_20_абзаца"><text:span text:style-name="T13">Выводы</text:span></text:span><text:span text:style-name="Основной_20_шрифт_20_абзаца"><text:span text:style-name="T11">.</text:span></text:span></text:p>
        </text:list-item>
      </text:list>
      <text:p text:style-name="P33"><text:span text:style-name="Основной_20_шрифт_20_абзаца"><text:span text:style-name="T17">В ходе лабораторной работы я составила программу машины Тьюринга в четверках, выполняющую заданное действие над словами, записанными на ленте</text:span></text:span></text:p>
      <text:p text:style-name="P33"><text:span text:style-name="Основной_20_шрифт_20_абзаца"><text:span text:style-name="T3">Недочёты при выполнении задания могут быть устранены следующим образом: усердная работа над ошибками</text:span></text:span></text:p>
      <text:p text:style-name="P34"><text:span text:style-name="Основной_20_шрифт_20_абзаца"><text:span text:style-name="T3"><text:s/><text:tab/> <text:tab/> <text:tab/> <text:tab/> <text:tab/> <text:tab/> <text:tab/> <text:tab/> <text:tab/> <text:s text:c="6"/>Подпись студента _________________</text:span></text:span><text:bookmark-end text:name="_Hlk11493797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family-generic="system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style:font-name-asian="DejaVu Sans" style:font-size-asian="12pt" style:language-asian="ru" style:country-asian="RU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fo:background-color="transparent" style:font-name-asian="DejaVu Sans" style:font-size-asian="12pt" style:language-asian="ru" style:country-asian="RU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6%" fo:orphans="2" fo:widows="2" fo:hyphenation-ladder-count="no-limit"/>
      <style:text-properties fo:color="#000000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fo:orphans="0" fo:widows="0" fo:hyphenation-ladder-count="no-limit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Heading_20_1" style:display-name="Heading 1" style:family="paragraph" style:parent-style-name="Standard" style:default-outline-level="1" style:class="text">
      <style:paragraph-properties fo:margin-left="1.475cm" fo:margin-right="0cm" fo:margin-top="0cm" fo:margin-bottom="0cm" loext:contextual-spacing="false" fo:line-height="100%" fo:orphans="0" fo:widows="0" fo:hyphenation-ladder-count="no-limit" fo:text-indent="-0.707cm" style:auto-text-indent="false">
        <style:tab-stops/>
      </style:paragraph-properties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en" style:country-asian="US" style:font-weight-asian="bold" style:font-name-complex="Times New Roman" style:font-family-complex="'Times New Roman'" style:font-family-generic-complex="roman" style:font-pitch-complex="variable" style:font-size-complex="10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size-complex="11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Основной_20_шрифт_20_абзаца">
      <style:text-properties fo:color="#605e5c" fo:background-color="#e1dfdd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en" style:country-asian="US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19" style:display-name="ListLabel 19" style:family="text"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/>
    </style:style>
    <style:style style:name="ListLabel_20_20" style:display-name="ListLabel 20" style:family="text">
      <style:text-properties fo:language="ru" fo:country="RU" fo:font-weight="bold" style:language-asian="en" style:country-asian="US" style:font-weight-asian="bold" style:language-complex="ar" style:country-complex="SA" style:font-weight-complex="bold" style:text-scale="100%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ListLabel_20_28" style:display-name="ListLabel 28" style:family="text">
      <style:text-properties fo:language="ru" fo:country="RU" style:language-asian="en" style:country-asian="US" style:language-complex="ar" style:country-complex="SA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ListLabel_20_31" style:display-name="ListLabel 31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2LVL1" style:display-name="WW_CharLFO2LVL1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2LVL2" style:display-name="WW_CharLFO2LVL2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2LVL3" style:display-name="WW_CharLFO2LVL3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2LVL4" style:display-name="WW_CharLFO2LVL4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2LVL5" style:display-name="WW_CharLFO2LVL5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2LVL6" style:display-name="WW_CharLFO2LVL6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2LVL7" style:display-name="WW_CharLFO2LVL7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2LVL8" style:display-name="WW_CharLFO2LVL8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2LVL9" style:display-name="WW_CharLFO2LVL9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3LVL1" style:display-name="WW_CharLFO3LVL1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3LVL2" style:display-name="WW_CharLFO3LVL2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3LVL3" style:display-name="WW_CharLFO3LVL3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3LVL4" style:display-name="WW_CharLFO3LVL4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3LVL5" style:display-name="WW_CharLFO3LVL5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3LVL6" style:display-name="WW_CharLFO3LVL6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3LVL7" style:display-name="WW_CharLFO3LVL7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3LVL8" style:display-name="WW_CharLFO3LVL8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3LVL9" style:display-name="WW_CharLFO3LVL9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4LVL1" style:display-name="WW_CharLFO4LVL1" style:family="text"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/>
    </style:style>
    <style:style style:name="WW_5f_CharLFO6LVL1" style:display-name="WW_CharLFO6LVL1" style:family="text">
      <style:text-properties fo:language="ru" fo:country="RU" fo:font-weight="bold" style:language-asian="en" style:country-asian="US" style:font-weight-asian="bold" style:language-complex="ar" style:country-complex="SA" style:font-weight-complex="bold" style:text-scale="100%"/>
    </style:style>
    <style:style style:name="WW_5f_CharLFO6LVL2" style:display-name="WW_CharLFO6LVL2" style:family="text">
      <style:text-properties fo:language="ru" fo:country="RU" style:language-asian="en" style:country-asian="US" style:language-complex="ar" style:country-complex="SA"/>
    </style:style>
    <style:style style:name="WW_5f_CharLFO6LVL3" style:display-name="WW_CharLFO6LVL3" style:family="text">
      <style:text-properties fo:language="ru" fo:country="RU" style:language-asian="en" style:country-asian="US" style:language-complex="ar" style:country-complex="SA"/>
    </style:style>
    <style:style style:name="WW_5f_CharLFO6LVL4" style:display-name="WW_CharLFO6LVL4" style:family="text">
      <style:text-properties fo:language="ru" fo:country="RU" style:language-asian="en" style:country-asian="US" style:language-complex="ar" style:country-complex="SA"/>
    </style:style>
    <style:style style:name="WW_5f_CharLFO6LVL5" style:display-name="WW_CharLFO6LVL5" style:family="text">
      <style:text-properties fo:language="ru" fo:country="RU" style:language-asian="en" style:country-asian="US" style:language-complex="ar" style:country-complex="SA"/>
    </style:style>
    <style:style style:name="WW_5f_CharLFO6LVL6" style:display-name="WW_CharLFO6LVL6" style:family="text">
      <style:text-properties fo:language="ru" fo:country="RU" style:language-asian="en" style:country-asian="US" style:language-complex="ar" style:country-complex="SA"/>
    </style:style>
    <style:style style:name="WW_5f_CharLFO6LVL7" style:display-name="WW_CharLFO6LVL7" style:family="text">
      <style:text-properties fo:language="ru" fo:country="RU" style:language-asian="en" style:country-asian="US" style:language-complex="ar" style:country-complex="SA"/>
    </style:style>
    <style:style style:name="WW_5f_CharLFO6LVL8" style:display-name="WW_CharLFO6LVL8" style:family="text">
      <style:text-properties fo:language="ru" fo:country="RU" style:language-asian="en" style:country-asian="US" style:language-complex="ar" style:country-complex="SA"/>
    </style:style>
    <style:style style:name="WW_5f_CharLFO6LVL9" style:display-name="WW_CharLFO6LVL9" style:family="text">
      <style:text-properties fo:language="ru" fo:country="RU" style:language-asian="en" style:country-asian="US" style:language-complex="ar" style:country-complex="SA"/>
    </style:style>
    <style:style style:name="WW_5f_CharLFO7LVL1" style:display-name="WW_CharLFO7LVL1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8LVL1" style:display-name="WW_CharLFO8LVL1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9LVL1" style:display-name="WW_CharLFO9LVL1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WW_5f_CharLFO2LVL1" style:num-format="1">
        <style:list-level-properties text:list-level-position-and-space-mode="label-alignment">
          <style:list-level-label-alignment text:label-followed-by="listtab" fo:margin-left="1.305cm"/>
        </style:list-level-properties>
      </text:list-level-style-number>
      <text:list-level-style-number text:level="2" text:style-name="WW_5f_CharLFO2LVL2" style:num-format="a" style:num-letter-sync="true" text:display-levels="2">
        <style:list-level-properties text:list-level-position-and-space-mode="label-alignment">
          <style:list-level-label-alignment text:label-followed-by="listtab" fo:margin-left="1.923cm"/>
        </style:list-level-properties>
      </text:list-level-style-number>
      <text:list-level-style-number text:level="3" text:style-name="WW_5f_CharLFO2LVL3" style:num-format="i" text:display-levels="3">
        <style:list-level-properties text:list-level-position-and-space-mode="label-alignment">
          <style:list-level-label-alignment text:label-followed-by="listtab" fo:margin-left="3.193cm"/>
        </style:list-level-properties>
      </text:list-level-style-number>
      <text:list-level-style-number text:level="4" text:style-name="WW_5f_CharLFO2LVL4" style:num-format="1" text:display-levels="4">
        <style:list-level-properties text:list-level-position-and-space-mode="label-alignment">
          <style:list-level-label-alignment text:label-followed-by="listtab" fo:margin-left="4.463cm"/>
        </style:list-level-properties>
      </text:list-level-style-number>
      <text:list-level-style-number text:level="5" text:style-name="WW_5f_CharLFO2LVL5" style:num-format="a" style:num-letter-sync="true" text:display-levels="5">
        <style:list-level-properties text:list-level-position-and-space-mode="label-alignment">
          <style:list-level-label-alignment text:label-followed-by="listtab" fo:margin-left="5.733cm"/>
        </style:list-level-properties>
      </text:list-level-style-number>
      <text:list-level-style-number text:level="6" text:style-name="WW_5f_CharLFO2LVL6" style:num-format="i" text:display-levels="6">
        <style:list-level-properties text:list-level-position-and-space-mode="label-alignment">
          <style:list-level-label-alignment text:label-followed-by="listtab" fo:margin-left="7.003cm"/>
        </style:list-level-properties>
      </text:list-level-style-number>
      <text:list-level-style-number text:level="7" text:style-name="WW_5f_CharLFO2LVL7" style:num-format="1" text:display-levels="7">
        <style:list-level-properties text:list-level-position-and-space-mode="label-alignment">
          <style:list-level-label-alignment text:label-followed-by="listtab" fo:margin-left="8.273cm"/>
        </style:list-level-properties>
      </text:list-level-style-number>
      <text:list-level-style-number text:level="8" text:style-name="WW_5f_CharLFO2LVL8" style:num-format="a" style:num-letter-sync="true" text:display-levels="8">
        <style:list-level-properties text:list-level-position-and-space-mode="label-alignment">
          <style:list-level-label-alignment text:label-followed-by="listtab" fo:margin-left="9.543cm"/>
        </style:list-level-properties>
      </text:list-level-style-number>
      <text:list-level-style-number text:level="9" text:style-name="WW_5f_CharLFO2LVL9" style:num-format="i" text:display-levels="9">
        <style:list-level-properties text:list-level-position-and-space-mode="label-alignment">
          <style:list-level-label-alignment text:label-followed-by="listtab" fo:margin-left="10.8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3LVL1" style:num-format="1" text:start-value="6">
        <style:list-level-properties text:list-level-position-and-space-mode="label-alignment">
          <style:list-level-label-alignment text:label-followed-by="listtab" fo:margin-left="0.963cm"/>
        </style:list-level-properties>
      </text:list-level-style-number>
      <text:list-level-style-number text:level="2" text:style-name="WW_5f_CharLFO3LVL2" style:num-format="a" style:num-letter-sync="true" text:display-levels="2">
        <style:list-level-properties text:list-level-position-and-space-mode="label-alignment">
          <style:list-level-label-alignment text:label-followed-by="listtab" fo:margin-left="2.14cm"/>
        </style:list-level-properties>
      </text:list-level-style-number>
      <text:list-level-style-number text:level="3" text:style-name="WW_5f_CharLFO3LVL3" style:num-format="i" text:display-levels="3">
        <style:list-level-properties text:list-level-position-and-space-mode="label-alignment">
          <style:list-level-label-alignment text:label-followed-by="listtab" fo:margin-left="3.41cm"/>
        </style:list-level-properties>
      </text:list-level-style-number>
      <text:list-level-style-number text:level="4" text:style-name="WW_5f_CharLFO3LVL4" style:num-format="1" text:display-levels="4">
        <style:list-level-properties text:list-level-position-and-space-mode="label-alignment">
          <style:list-level-label-alignment text:label-followed-by="listtab" fo:margin-left="4.68cm"/>
        </style:list-level-properties>
      </text:list-level-style-number>
      <text:list-level-style-number text:level="5" text:style-name="WW_5f_CharLFO3LVL5" style:num-format="a" style:num-letter-sync="true" text:display-levels="5">
        <style:list-level-properties text:list-level-position-and-space-mode="label-alignment">
          <style:list-level-label-alignment text:label-followed-by="listtab" fo:margin-left="5.95cm"/>
        </style:list-level-properties>
      </text:list-level-style-number>
      <text:list-level-style-number text:level="6" text:style-name="WW_5f_CharLFO3LVL6" style:num-format="i" text:display-levels="6">
        <style:list-level-properties text:list-level-position-and-space-mode="label-alignment">
          <style:list-level-label-alignment text:label-followed-by="listtab" fo:margin-left="7.22cm"/>
        </style:list-level-properties>
      </text:list-level-style-number>
      <text:list-level-style-number text:level="7" text:style-name="WW_5f_CharLFO3LVL7" style:num-format="1" text:display-levels="7">
        <style:list-level-properties text:list-level-position-and-space-mode="label-alignment">
          <style:list-level-label-alignment text:label-followed-by="listtab" fo:margin-left="8.49cm"/>
        </style:list-level-properties>
      </text:list-level-style-number>
      <text:list-level-style-number text:level="8" text:style-name="WW_5f_CharLFO3LVL8" style:num-format="a" style:num-letter-sync="true" text:display-levels="8">
        <style:list-level-properties text:list-level-position-and-space-mode="label-alignment">
          <style:list-level-label-alignment text:label-followed-by="listtab" fo:margin-left="9.76cm"/>
        </style:list-level-properties>
      </text:list-level-style-number>
      <text:list-level-style-number text:level="9" text:style-name="WW_5f_CharLFO3LVL9" style:num-format="i" text:display-levels="9">
        <style:list-level-properties text:list-level-position-and-space-mode="label-alignment">
          <style:list-level-label-alignment text:label-followed-by="listtab" fo:margin-left="11.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4LVL1" style:num-format="1">
        <style:list-level-properties text:list-level-position-and-space-mode="label-alignment">
          <style:list-level-label-alignment text:label-followed-by="listtab" fo:text-indent="-0.635cm" fo:margin-left="1.59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868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13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4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678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94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218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488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7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233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503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77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6.043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313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5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853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123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3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WW_5f_CharLFO6LVL1" style:num-format="1">
        <style:list-level-properties text:list-level-position-and-space-mode="label-alignment">
          <style:list-level-label-alignment text:label-followed-by="listtab" fo:text-indent="-0.529cm" fo:margin-left="2.03cm"/>
        </style:list-level-properties>
      </text:list-level-style-number>
      <text:list-level-style-bullet text:level="2" text:style-name="WW_5f_CharLFO6LVL2" text:bullet-char="•">
        <style:list-level-properties text:list-level-position-and-space-mode="label-alignment">
          <style:list-level-label-alignment text:label-followed-by="listtab" fo:text-indent="-0.529cm" fo:margin-left="3.256cm"/>
        </style:list-level-properties>
      </text:list-level-style-bullet>
      <text:list-level-style-bullet text:level="3" text:style-name="WW_5f_CharLFO6LVL3" text:bullet-char="•">
        <style:list-level-properties text:list-level-position-and-space-mode="label-alignment">
          <style:list-level-label-alignment text:label-followed-by="listtab" fo:text-indent="-0.529cm" fo:margin-left="5.032cm"/>
        </style:list-level-properties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529cm" fo:margin-left="6.807cm"/>
        </style:list-level-properties>
      </text:list-level-style-bullet>
      <text:list-level-style-bullet text:level="5" text:style-name="WW_5f_CharLFO6LVL5" text:bullet-char="•">
        <style:list-level-properties text:list-level-position-and-space-mode="label-alignment">
          <style:list-level-label-alignment text:label-followed-by="listtab" fo:text-indent="-0.529cm" fo:margin-left="8.583cm"/>
        </style:list-level-properties>
      </text:list-level-style-bullet>
      <text:list-level-style-bullet text:level="6" text:style-name="WW_5f_CharLFO6LVL6" text:bullet-char="•">
        <style:list-level-properties text:list-level-position-and-space-mode="label-alignment">
          <style:list-level-label-alignment text:label-followed-by="listtab" fo:text-indent="-0.529cm" fo:margin-left="10.358cm"/>
        </style:list-level-properties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529cm" fo:margin-left="12.134cm"/>
        </style:list-level-properties>
      </text:list-level-style-bullet>
      <text:list-level-style-bullet text:level="8" text:style-name="WW_5f_CharLFO6LVL8" text:bullet-char="•">
        <style:list-level-properties text:list-level-position-and-space-mode="label-alignment">
          <style:list-level-label-alignment text:label-followed-by="listtab" fo:text-indent="-0.529cm" fo:margin-left="13.908cm"/>
        </style:list-level-properties>
      </text:list-level-style-bullet>
      <text:list-level-style-bullet text:level="9" text:style-name="WW_5f_CharLFO6LVL9" text:bullet-char="•">
        <style:list-level-properties text:list-level-position-and-space-mode="label-alignment">
          <style:list-level-label-alignment text:label-followed-by="listtab" fo:text-indent="-0.529cm" fo:margin-left="15.68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WW_5f_CharLFO7LVL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WW_5f_CharLFO8LVL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WW_5f_CharLFO9LVL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28cm" fo:margin-bottom="1.492cm" fo:margin-left="1.667cm" fo:margin-right="1.15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any</meta:initial-creator>
    <meta:creation-date>2022-10-04T10:30:00Z</meta:creation-date>
    <dc:date>2022-12-20T23:25:42.070188718</dc:date>
    <meta:editing-cycles>6</meta:editing-cycles>
    <meta:editing-duration>PT7M31S</meta:editing-duration>
    <meta:document-statistic meta:table-count="1" meta:image-count="0" meta:object-count="0" meta:page-count="6" meta:paragraph-count="195" meta:word-count="699" meta:character-count="4750" meta:non-whitespace-character-count="40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Загрузки/Отчет.odt/Normal.dotm"/>
  </office:meta>
</office:document-meta>
</file>